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4.458531">
            <text:p>4.458531</text:p>
          </table:table-cell>
          <table:table-cell>
            <draw:frame table:end-cell-address="Sheet1.I22" table:end-x="0.1154in" table:end-y="0.1102in" draw:z-index="0" draw:style-name="gr1" svg:width="6.2988in" svg:height="3.5429in" svg:x="0.0398in" svg:y="0.0394in">
              <draw:object draw:notify-on-update-of-ranges="Sheet1.A1:Sheet1.A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.70736">
            <text:p>10.70736</text:p>
          </table:table-cell>
          <table:table-cell/>
        </table:table-row>
        <table:table-row table:style-name="ro1">
          <table:table-cell office:value-type="float" office:value="18.088108">
            <text:p>18.088108</text:p>
          </table:table-cell>
          <table:table-cell/>
        </table:table-row>
        <table:table-row table:style-name="ro1">
          <table:table-cell office:value-type="float" office:value="27.855123">
            <text:p>27.855123</text:p>
          </table:table-cell>
          <table:table-cell/>
        </table:table-row>
        <table:table-row table:style-name="ro1">
          <table:table-cell office:value-type="float" office:value="39.806315">
            <text:p>39.806315</text:p>
          </table:table-cell>
          <table:table-cell/>
        </table:table-row>
        <table:table-row table:style-name="ro1">
          <table:table-cell office:value-type="float" office:value="56.283936">
            <text:p>56.283936</text:p>
          </table:table-cell>
          <table:table-cell/>
        </table:table-row>
        <table:table-row table:style-name="ro1">
          <table:table-cell office:value-type="float" office:value="78.208492">
            <text:p>78.208492</text:p>
          </table:table-cell>
          <table:table-cell/>
        </table:table-row>
        <table:table-row table:style-name="ro1">
          <table:table-cell office:value-type="float" office:value="105.53114">
            <text:p>105.53114</text:p>
          </table:table-cell>
          <table:table-cell/>
        </table:table-row>
        <table:table-row table:style-name="ro1">
          <table:table-cell office:value-type="float" office:value="145.09498">
            <text:p>145.0949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01:2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Simonson</meta:initial-creator>
    <meta:creation-date>2012-03-15T00:56:10</meta:creation-date>
    <dc:date>2012-03-15T01:21:30</dc:date>
    <dc:creator>Dan Simonson</dc:creator>
    <meta:editing-duration>PT10M10S</meta:editing-duration>
    <meta:editing-cycles>1</meta:editing-cycles>
    <meta:document-statistic meta:table-count="3" meta:cell-count="9" meta:object-count="1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51cm" svg:y="3.787cm" chart:style-name="ch2"/>
        <chart:plot-area chart:style-name="ch3" table:cell-range-address="Sheet1.A1:Sheet1.A9" svg:x="0.77cm" svg:y="0.855cm" svg:width="9.541cm" svg:height="7.545cm">
          <chartooo:coordinate-region svg:x="1.619cm" svg:y="1.052cm" svg:width="8.494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" chart:class="chart:scatter">
            <chart:regression-curve chart:style-name="ch7">
              <chart:equation chart:display-r-square="tru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58531">
                <text:p>4.458531</text:p>
                <draw:g>
                  <svg:desc>Sheet1.A1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0736">
                <text:p>10.70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088108">
                <text:p>18.088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55123">
                <text:p>27.855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806315">
                <text:p>39.806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283936">
                <text:p>56.283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208492">
                <text:p>78.208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.53114">
                <text:p>105.53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.09498">
                <text:p>145.09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